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style>
    <style:style style:name="P7" style:family="paragraph" style:parent-style-name="Standard">
      <style:paragraph-properties fo:margin-top="0in" fo:margin-bottom="0in" fo:line-height="100%"/>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P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9"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10"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11"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background-color="transparent" style:font-size-asian="10.5pt" style:font-size-complex="10.5pt"/>
    </style:style>
    <style:style style:name="P13"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4"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language="none" fo:country="none" style:font-name-asian="Georgia" style:language-asian="none" style:country-asian="none" style:font-name-complex="Georgia" style:language-complex="none" style:country-complex="none"/>
    </style:style>
    <style:style style:name="T4" style:family="text">
      <style:text-properties style:font-name="Georgia" fo:language="none" fo:country="none" fo:font-style="italic" style:text-underline-style="none" style:font-name-asian="Georgia" style:language-asian="none" style:country-asian="none" style:font-style-asian="italic" style:font-name-complex="Georgia" style:language-complex="none" style:country-complex="none" style:font-style-complex="italic"/>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none" fo:country="none" style:text-underline-style="none" style:font-name-asian="Georgia" style:language-asian="none" style:country-asian="none" style:font-name-complex="Georgia" style:language-complex="none" style:country-complex="none"/>
    </style:style>
    <style:style style:name="T7" style:family="text">
      <style:text-properties style:font-name="Georgia" fo:language="none" fo:country="none" style:text-underline-style="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style:font-name="Georgia" fo:language="en" fo:country="US" style:text-underline-style="none" style:font-name-asian="Georgia" style:language-asian="none" style:country-asian="none" style:font-name-complex="Georgia" style:language-complex="none" style:country-complex="none"/>
    </style:style>
    <style:style style:name="T9" style:family="text">
      <style:text-properties fo:language="none" fo:country="none" style:font-name-asian="Georgia" style:language-asian="none" style:country-asian="none" style:font-name-complex="Georgia" style:language-complex="none" style:country-complex="none"/>
    </style:style>
    <style:style style:name="T10"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1" style:family="text">
      <style:text-properties fo:language="none" fo:country="none" fo:font-style="italic" style:text-underline-style="none" style:font-name-asian="Georgia" style:language-asian="none" style:country-asian="none" style:font-style-asian="italic" style:font-name-complex="Georgia" style:language-complex="none" style:country-complex="none" style:font-style-complex="italic"/>
    </style:style>
    <style:style style:name="T12" style:family="text">
      <style:text-properties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3" style:family="text">
      <style:text-properties fo:language="none" fo:country="none" style:text-underline-style="none" style:font-name-asian="Georgia" style:language-asian="none" style:country-asian="none" style:font-name-complex="Georgia" style:language-complex="none" style:country-complex="none"/>
    </style:style>
    <style:style style:name="T14" style:family="text">
      <style:text-properties fo:language="none" fo:country="none" style:text-underline-style="none" fo:font-weight="bold" style:font-name-asian="Georgia" style:language-asian="none" style:country-asian="none" style:font-weight-asian="bold" style:font-name-complex="Georgia" style:language-complex="none" style:country-complex="none" style:font-weight-complex="bold"/>
    </style:style>
    <style:style style:name="T15" style:family="text">
      <style:text-properties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6" style:family="text">
      <style:text-properties fo:color="#000000" style:font-name="Georgia" fo:font-size="10.5pt" fo:language="none" fo:country="none" fo:font-weight="bold" fo:background-color="transparent" style:font-name-asian="Georgia" style:font-size-asian="10.5pt" style:language-asian="none" style:country-asian="none" style:font-weight-asian="bold" style:font-name-complex="Times New Roman1" style:font-size-complex="10.5pt" style:language-complex="none" style:country-complex="none" style:font-weight-complex="bold"/>
    </style:style>
    <style:style style:name="T17" style:family="text">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Times New Roman1" style:font-size-complex="10.5pt" style:language-complex="none" style:country-complex="none" style:font-weight-complex="normal"/>
    </style:style>
    <style:style style:name="T18" style:family="text">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9" style:family="text">
      <style:text-properties fo:color="#000000" style:font-name="Georgia" fo:font-size="10pt" fo:language="none" fo:country="none" fo:font-weight="normal" fo:background-color="transparent"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20"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21" style:family="text">
      <style:text-properties fo:color="#000000"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22"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style:style style:name="T23"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24" style:family="text">
      <style:text-properties fo:color="#000000" fo:language="none" fo:country="none" fo:font-weight="normal" fo:background-color="transparent" style:font-name-asian="Georgia" style:language-asian="none" style:country-asian="none" style:font-weight-asian="normal" style:font-name-complex="Times New Roman1" style:language-complex="none" style:country-complex="none" style:font-weight-complex="normal"/>
    </style:style>
    <style:style style:name="T25" style:family="text">
      <style:text-properties fo:color="#000000" style:text-position="super 58%" style:font-name="Georgia" fo:font-size="10.5pt" fo:language="none" fo:country="none" fo:font-weight="normal" fo:background-color="transparent" style:font-name-asian="Georgia" style:font-size-asian="10.5pt" style:language-asian="none" style:country-asian="none" style:font-weight-asian="normal" style:font-name-complex="Times New Roman1" style:font-size-complex="10.5pt" style:language-complex="none" style:country-complex="none" style:font-weight-complex="normal"/>
    </style:style>
    <style:style style:name="T26" style:family="text">
      <style:text-properties style:text-position="super 58%" style:font-name="Georgia" fo:language="none" fo:country="none" style:text-underline-style="none" style:font-name-asian="Georgia" style:language-asian="none" style:country-asian="none" style:font-name-complex="Georgia" style:language-complex="none" style:country-complex="none"/>
    </style:style>
    <style:style style:name="T27" style:family="text">
      <style:text-properties fo:language="en" fo:country="US" style:text-underline-style="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liding Off The Road</text:p>
      <text:p text:style-name="P1"/>
      <text:p text:style-name="P9"><text:span text:style-name="T1">Read:</text:span><text:span text:style-name="T2"> II Chronicles 25:14-15; </text:span></text:p>
      <text:p text:style-name="P10"/>
      <text:p text:style-name="P2"><text:span text:style-name="T1">Text:</text:span><text:span text:style-name="T2"> </text:span><text:span text:style-name="T22">Judges 17:6</text:span><text:span text:style-name="T20"> “In those days </text:span><text:span text:style-name="T21">there was</text:span><text:span text:style-name="T20"> no king in Israel: but every man did </text:span><text:span text:style-name="T21">that which was</text:span><text:span text:style-name="T20"> right in his own eyes.”</text:span></text:p>
      <text:p text:style-name="P3"/>
      <text:h text:style-name="P2" text:outline-level="3"><text:span text:style-name="T1">Introduction:</text:span><text:span text:style-name="T2"> Paul writes a letter to Timothy and tells him that: “</text:span><text:span text:style-name="T20">the time will come when people will not endure sound doctrine...&amp; they will turn </text:span><text:span text:style-name="T21">their</text:span><text:span text:style-name="T20"> ears away <text:s/>from the truth.” Later he says:</text:span><text:span text:style-name="T2"> “</text:span><text:span text:style-name="T20">Demas hath for-saken me, having loved this present world.” You and I have seen people who seemingly just walk away from the church and God. Have you ever wondered what causes one to do such a thing?</text:span></text:h>
      <text:h text:style-name="P5" text:outline-level="3"><text:span text:style-name="T20"><text:s text:c="2"/>We read about Amaziah who, in obedience to God, went to war with the Edomites and experienced a great victory, with the help of God. After he defeated them he confiscated their idols &amp; he <text:s/>brought them and set them up in his home. He began praying to and worshiping them. When he was confronted about it he threatened the life of the prophet. The prophet asks an excellent question: “</text:span><text:span text:style-name="T23">Why hast thou sought after the gods of the people, which could not deliver their own people out of thine hand?”</text:span></text:h>
      <text:h text:style-name="P5" text:outline-level="3"><text:span text:style-name="T23"><text:s text:c="2"/>A couple of winters ago I was driving to Weston on a snowy day. I was almost to the Weston exit when I saw two pickups and a tractor trailer (about a ¼ of a mile ahead) all slide off the right side of the Interstate at the same time. I slowly eased over into the <text:s/>left lane and continued on to my destination. I was able to see where the slippery spot was because of their slide. I want to help us to see what causes people to slide away from God, this morning, so we don't make that same slide. Please read with me: </text:span><text:span text:style-name="T24">II Peter 2:12-22. </text:span></text:h>
      <text:h text:style-name="P6" text:outline-level="3"><text:span text:style-name="T16">The Eye Problem:</text:span><text:span text:style-name="T17"> The 14</text:span><text:span text:style-name="T25">th</text:span><text:span text:style-name="T17"> verse tells us that the slider has a problem with adulterous eyes. Many and perhaps most sin start with the eyes. A little child sees a toy or candy and slips it into their pocket. A student sees the answer on the page of the student beside them. An adult sees some-one who is attractive. Job had an issue, with this, because he said: </text:span><text:span text:style-name="T19"><text:s/>“</text:span><text:span text:style-name="T18">I made a covenant with mine eyes; why then should I think upon a maid?</text:span><text:span text:style-name="T19">” The slide back usually comes with a sideways glance.</text:span></text:h>
      <text:p text:style-name="P13"><text:span text:style-name="T5">The Heart Problem:</text:span><text:span text:style-name="T3"> The second thing that Peter tells us is that there is a heart problem. He says: “...</text:span><text:span text:style-name="T6">an heart they have exercised with covetous practices.” Their eyes see what they want and now their heart is captured by greed/covetousness for what their eyes saw.</text:span></text:p>
      <text:p text:style-name="P11"><text:span text:style-name="T7">The Emotional Attachment:</text:span><text:span text:style-name="T6"> In the next verse we read that they: “loved the wages of unrighteousness.” they had become emotionally attached to sin's pay off. Their sin had it's own rewards. Perhaps it made them feel good. Maybe it increased their bank account. It is possible that it brought them into a whole new circle of friends. Satan would really be stupid if all sin made you feel sick or filled you with sorrow. Of course sin will have it's benefits. That is the bait on satan's hook.</text:span></text:p>
      <text:p text:style-name="P13"><text:span text:style-name="T7">The Ear Problem:</text:span><text:span text:style-name="T6"> in the 18</text:span><text:span text:style-name="T26">th</text:span><text:span text:style-name="T6"> verse we read about what we hear from others: “For when they speak great swelling </text:span><text:span text:style-name="T4">words</text:span><text:span text:style-name="T6"> of vanity...” when we're going the wrong path we may hear <text:s/>voices of warning from concerned people however there will be voices that affirm us on the wrong path. You may hear about how much you have grown in your understanding. How your mind is opening up or how advanced your thinking has become. Someone might say: “You're finally thinking for yourself. There's nothing wrong with....” I have a sister who, along with her husband, has ventured into social drinking and become infatuated with </text:span><text:span text:style-name="T8">tattooing</text:span><text:span text:style-name="T6"> her body. Last year they opened their minds and supported their lesbian daughter who married another </text:span><text:span text:style-name="T8">lesbian.</text:span><text:span text:style-name="T6"> The heard what they wanted to hear but sadly they are sliding off the road into a ditch.</text:span></text:p>
      <text:p text:style-name="P13"><text:span text:style-name="T7">The appeal to selfishness:</text:span><text:span text:style-name="T6"> the scripture calls this: “the lust of the flesh.” Their mantra is: “I wanna.” Peter uses the word: “wantonness.” Do you know what that means? In West Virginia speech it means: “I do what I want to do and you leave me alone.” Whenever you read, in the Bible, the words: “Every man did that which was right in his own eyes.” it is <text:s/>followed by describing the extent of the idolatry and sin that they fell in to. People disobey God because they want to. They commit adultery because they want to. They drink and smoke because they want to. My children make me aware daily of the fact that most of us live by the “I wanna” mantra. (Paris Reidhead-10 shekels and a shirt p.6)</text:span></text:p>
      <text:p text:style-name="P12"><text:span text:style-name="T14">The promise and the lie:</text:span><text:span text:style-name="T13"> In verse 19 we read that they promise liberty but they themselves are the servants of corruption. The picture that comes to mind is the drug dealer who tells you how good it feels while he is shaking uncontrollably due to his own bondage. Those who encourage your disobedience are desperate to believe that they are okay. When you slide into the ditch they can smugly note that “everybody does it,” In verse 22 Peter pictures it rather </text:span><text:span text:style-name="T27">vulgarly</text:span><text:span text:style-name="T13">: “The dog </text:span><text:span text:style-name="T11">is</text:span><text:span text:style-name="T13"> turned to his own vomit again; and the sow that was washed to her wallowing in the mire.”</text:span></text:p>
      <text:p text:style-name="P12"><text:span text:style-name="T10">Conclude:</text:span><text:span text:style-name="T9"> Just before Joshua died; he addressed the children of Israel and he said something that seems silly considering all that God had brought them through. It seems ridiculous that this choice had to be offered to these people anyway. Here is what he said: “</text:span><text:span text:style-name="T15">And if it seem evil unto you to serve the LORD, choose you this day whom ye will serve; whether the gods which your fathers served that </text:span><text:span text:style-name="T12">were</text:span><text:span text:style-name="T15"> on the other side of the flood, or the gods of the Amorites, in whose land ye dwell: but as for me and my house, we will serve the LORD.”</text:span></text:p>
      <text:p text:style-name="P12"><text:span text:style-name="T15"><text:s text:c="2"/>It seems that Joshua saw them slipping and thought that he needed to remind them of the need to choose carefully the path that they would be walking.</text:span></text:p>
      <text:p text:style-name="P7"><text:s text:c="2"/>Check yourself this morning. Who will you serve?</text:p>
      <text:p text:style-name="P1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7-08-31T19:36:07.34</dc:date>
    <meta:editing-duration>P1DT41M40S</meta:editing-duration>
    <meta:generator>OpenOffice/4.1.3$Win32 OpenOffice.org_project/413m1$Build-9783</meta:generator>
    <meta:printed-by>Joel Tice</meta:printed-by>
    <meta:print-date>2017-08-31T19:35:37.73</meta:print-date>
    <meta:document-statistic meta:table-count="0" meta:image-count="0" meta:object-count="0" meta:page-count="1" meta:paragraph-count="15" meta:word-count="1047" meta:character-count="56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